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new_20_roman" style:list-style-name="L1"/>
    <style:style style:name="P2" style:family="paragraph" style:parent-style-name="new_20_roman" style:list-style-name="L2"/>
    <style:style style:name="P3" style:family="paragraph" style:parent-style-name="new_20_roman" style:list-style-name="L3"/>
    <style:style style:name="P4" style:family="paragraph" style:parent-style-name="new_20_roman" style:list-style-name="L4"/>
    <style:style style:name="P5" style:family="paragraph" style:parent-style-name="new_20_roman" style:list-style-name="L4">
      <style:text-properties officeooo:rsid="0014d894" officeooo:paragraph-rsid="0014d894"/>
    </style:style>
    <style:style style:name="P6" style:family="paragraph" style:parent-style-name="new_20_roman">
      <style:text-properties officeooo:rsid="0014d894" officeooo:paragraph-rsid="0014d894"/>
    </style:style>
    <style:style style:name="P7" style:family="paragraph" style:parent-style-name="new_20_roman" style:list-style-name="L5">
      <style:text-properties officeooo:rsid="0014d894" officeooo:paragraph-rsid="0014d894"/>
    </style:style>
    <style:style style:name="T1" style:family="text">
      <style:text-properties fo:language="el" fo:country="GR"/>
    </style:style>
    <style:style style:name="T2" style:family="text">
      <style:text-properties fo:language="en" fo:country="US"/>
    </style:style>
    <style:style style:name="T3" style:family="text">
      <style:text-properties fo:language="en" fo:country="US" officeooo:rsid="000b6541"/>
    </style:style>
    <style:style style:name="T4" style:family="text">
      <style:text-properties officeooo:rsid="00117197"/>
    </style:style>
    <style:style style:name="T5" style:family="text">
      <style:text-properties officeooo:rsid="000b6541"/>
    </style:style>
    <style:style style:name="T6" style:family="text">
      <style:text-properties officeooo:rsid="000d29a5"/>
    </style:style>
    <style:style style:name="T7" style:family="text">
      <style:text-properties officeooo:rsid="000f03e0"/>
    </style:style>
    <style:style style:name="T8" style:family="text">
      <style:text-properties officeooo:rsid="00102a8d"/>
    </style:style>
    <style:style style:name="T9" style:family="text">
      <style:text-properties officeooo:rsid="00121e90"/>
    </style:style>
    <style:style style:name="T10" style:family="text">
      <style:text-properties officeooo:rsid="0013621d"/>
    </style:style>
    <style:style style:name="T11" style:family="text">
      <style:text-properties officeooo:rsid="0014d89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new_20_roman"/>
      <text:p text:style-name="new_20_roman">1.1</text:p>
      <text:list text:style-name="L1">
        <text:list-item>
          <text:p text:style-name="P1"><text:span text:style-name="T1">Ο μοναχός </text:span>Pedro Ponce de leon <text:span text:style-name="T1">ήταν απο τους πρώτους που αναγνωρίστηκε για την Νοηματική χρήση της γλώσσας. Την χρησιμοποιούσαν οι μοναχοί κατα περιόδους μέρας που δεν επιτρεπόταν η ομιλία </text:span>(Benedictian monks, catholic church of saint benedict.)</text:p>
        </text:list-item>
        <text:list-item>
          <text:p text:style-name="P1">Το 1620μ.χ ο <text:span text:style-name="T2">Juan Pablo Bonet(1573-1633) </text:span>κυκλοφόρησε το πρώτο βιβλίο με θέμα την νοηματική γλώσσα για τους κοφάλαλους.</text:p>
        </text:list-item>
        <text:list-item>
          <text:p text:style-name="P1">Αναφορά Νοηματικής γλώσσας στο έργο του Πλάτων <text:span text:style-name="T3">cratylus </text:span><text:span text:style-name="T4">απο τον σωκράτη</text:span><text:span text:style-name="T3">, </text:span><text:span text:style-name="T5">ηταν απο τις πρώτες αναφορές για μια γλώσσα με νοήματα</text:span>.</text:p>
        </text:list-item>
        <text:list-item>
          <text:p text:style-name="P1"><text:span text:style-name="T1">Η </text:span>ASL <text:span text:style-name="T1">φημολογείται οτι δημιουργήθηκε στο </text:span>American Asylum <text:span text:style-name="T1">στο </text:span>Harford.</text:p>
        </text:list-item>
        <text:list-item>
          <text:p text:style-name="P1">Το αλφάβητο της <text:span text:style-name="T2">ASL </text:span>και της <text:span text:style-name="T2">GSL(</text:span>χρησιμοποιείται στην εργασία περισσότερο για επίδειξη, η περισσότερη έρευνα έχει γίνει πάνω στην <text:span text:style-name="T2">ASL.)</text:span></text:p>
        </text:list-item>
        <text:list-item>
          <text:p text:style-name="P1">5 <text:span text:style-name="T1">Παράμετροι της </text:span><text:span text:style-name="T6">ASL</text:span><text:span text:style-name="T1">.</text:span></text:p>
        </text:list-item>
      </text:list>
      <text:p text:style-name="new_20_roman">1.2</text:p>
      <text:list text:style-name="L2">
        <text:list-item>
          <text:p text:style-name="P2">Ο σκοπος της συγκεκριμένης πτυχιακής είναι η εξοικείωση ανθρώπων χωρίς νοηματικά προβλήματα με το αλφάβητο της <text:span text:style-name="T2">ASL </text:span>και <text:span text:style-name="T2">GSL. </text:span><text:span text:style-name="T7">Είναι μια απλή προσπάθεια της τριβής ανθρώπων που δεν έχουν ξαναδεί νοήματα μέσο της ομιλίας τούς ή απο την είσοδο στο πληκτρολόγιο στο πρόγραμμα που έχω υλοποιήσει στην συγκεκριμένη εργασία. Περαιτέρω θα ήθελα μελλοντίκα να ασχολήθω με την αλληλεπίδραση προγραμμάτων χρήστη-υπολογιστή αλλά κυρίως με την κατανόηση της Νοηματικής και δημιουργία μιας πιο εξελιγμένης εφαρμογής.</text:span></text:p>
        </text:list-item>
        <text:list-item>
          <text:p text:style-name="P2">Αυτο που με ώθησε και ήθελα να ασχοληθώ με το συγκεκριμένο θέμα ειναι το συναισθηματικό κομμάτι, καθώς με μια απλή εφαρμογή μπορείς να κάνεις πιό εύκολη την ζωή κάποιου με κάποιες γραμμές κώδικα. Πέρα απο την ευκολία της μετάφρασης των νοημάτων μπορεις να διευκολύνεις και κάποιον που θέλει να κάνει μια αρχική εισαγωγή στ<text:span text:style-name="T8">ην</text:span> νοήματ<text:span text:style-name="T8">ική γλώσσα</text:span>. <text:span text:style-name="T4">Η συγκεκριμένη εφαρμογή για εμένα δεν απευθύνεται σε άτομα που γνωρίζουν ήδη την Νοηματική γλώσσα αλλα σε άτομα που σε μια μεγαλύτερη ή και μικρ</text:span><text:span text:style-name="T9">ότερη</text:span><text:span text:style-name="T4"> ηλικία θέλουν να βοηθηθούν στην εκμάθηση της γλώσσας. Κανείς δεν ξέρει πότε θα γνωρίσ</text:span><text:span text:style-name="T10">ει</text:span><text:span text:style-name="T4"> κάποιον σημαντικό ανθρωπο για </text:span><text:span text:style-name="T10">αυτον</text:span><text:span text:style-name="T4"> και θα χρειαστεί να επικοινωνήσ</text:span><text:span text:style-name="T10">ει</text:span><text:span text:style-name="T4"> μαζί του, </text:span><text:span text:style-name="T9">οι περισσότεροι απο εμάς θα θέλαμε <text:s/>να γνωρίζουμε την γλώσσα του για να μπορουμε να εμβαθύνουμε την σχέση μας με το συγκεκριμένο άτομο, </text:span><text:span text:style-name="T10">και στην τελική το συγκεκριμενο προγραμμα εχει αυτον τον σκοπό.</text:span></text:p>
        </text:list-item>
      </text:list>
      <text:p text:style-name="new_20_roman">1.3</text:p>
      <text:list text:style-name="L3">
        <text:list-item>
          <text:p text:style-name="P3">Η εκμάθηση του αλφαβήτου της Νοηματικής γλώσσας είναι σημαντική για την ανάπτυξη επικοινωνίας με βαρήκοα και κωφά άτομα. <text:s/>Η εκμάθηση ειναι πολύ πιο αποδοτική με άτομα που την γνωρίζουν και μιλάνε, αλλά δέν έχουν όλοι την ευκαιρία να έχουν στον κύκλο τους ένα ατομο που να μιλάει και να χρησιμοποιέι την νοηματική γλώσσα. Για αυτό τον λόγο με το συγκεκριμένο πρόγραμμα<text:span text:style-name="T2"> </text:span>ο μέσος χρήστης θα έχει την δυνατότητα να μιλάει με το πρόγραμμα ή να γράφει τι θέλει να πεί και με τον καιρό να αρχίσει να μαθαίνει το κάθε νόημα σε ποιό γράμμα αντιστοιχεί.</text:p>
        </text:list-item>
      </text:list>
      <text:p text:style-name="new_20_roman">1.4</text:p>
      <text:list text:style-name="L4">
        <text:list-item>
          <text:p text:style-name="P4">Πέρα απο την βοήθεια στην εκμάθηση της νοηματικής το πρόγραμμα βοηθάει και στην εισαγωγή ατόμων που δεν έχουν καμιά επαφή με την Νοηματική γλώσσα στα σύμβολα που χρησιμοποιούνται. Μπορεί να υπάρξουν περιπτώσεις οι οποίες δέν έχουν ξαναδεί κανένα σύμβολο. <text:span text:style-name="T11">Ακόμα η νοηματική προσφέρει μια πολυδιάστατη επικοινωνια στον άνθρωπο.</text:span></text:p>
          <text:list>
            <text:list-item>
              <text:p text:style-name="P5">Ενισχύει την ικανότητα επικοινωνίας του είτε έχει κάποιο ακουστικό πρόβλημα ή απλα την χρησιμοποιεί ώς εναλλακτικό μέσο επικοινωνίας.</text:p>
            </text:list-item>
          </text:list>
        </text:list-item>
        <text:list-item>
          <text:p text:style-name="P5">Επιπλέον συμβάλει και στην κοινωνική του συνοχή με άτομα της κωφής κοινότητας προάγοντας την συμπερίληψη και την κατανόηση διαφορετικών πολιτισμών.</text:p>
        </text:list-item>
        <text:list-item>
          <text:p text:style-name="P5"><text:soft-page-break/>Πέρα απο όλα αυτά ανοίγωνται και επαγγελματικής φύσεως ευκαιρίες διότι η εκμάθηση της νοηματικής γλώσσας μπορεί να προσφέρει εργασία σε όλους τους επαγγελματικούς χώρους οπου υπάρχει η κοινώτητα των κωφών.</text:p>
          <text:p text:style-name="P5"/>
        </text:list-item>
      </text:list>
      <text:p text:style-name="P6">2.1</text:p>
      <text:list text:style-name="L5">
        <text:list-item>
          <text:p text:style-name="P7"/>
        </text:list-item>
      </text:list>
      <text:p text:style-name="P6"><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ew_20_roman" style:display-name="new roman" style:family="paragraph" style:parent-style-name="Standard">
      <style:text-properties fo:language="el" fo:country="GR" officeooo:rsid="0013621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1:33:29.753000000</meta:creation-date>
    <dc:date>2024-09-29T01:19:49.679000000</dc:date>
    <meta:editing-duration>PT29M43S</meta:editing-duration>
    <meta:editing-cycles>7</meta:editing-cycles>
    <meta:generator>LibreOffice/24.8.0.3$Windows_X86_64 LibreOffice_project/0bdf1299c94fe897b119f97f3c613e9dca6be583</meta:generator>
    <meta:document-statistic meta:table-count="0" meta:image-count="0" meta:object-count="0" meta:page-count="2" meta:paragraph-count="21" meta:word-count="554" meta:character-count="3456" meta:non-whitespace-character-count="2932"/>
  </office:meta>
</office:document-meta>
</file>